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cff" officeooo:paragraph-rsid="000d6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SE_VR legend</text:p>
      <text:p text:style-name="P1"/>
      <text:p text:style-name="P1">b: bowl</text:p>
      <text:p text:style-name="P1">d: cereal</text:p>
      <text:p text:style-name="P1">g: glass</text:p>
      <text:p text:style-name="P1">h: milk, juice</text:p>
      <text:p text:style-name="P1">s: spo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0:23:04.001817842</meta:creation-date>
    <dc:date>2022-03-29T10:25:46.294330529</dc:date>
    <meta:editing-duration>PT2M42S</meta:editing-duration>
    <meta:editing-cycles>1</meta:editing-cycles>
    <meta:document-statistic meta:table-count="0" meta:image-count="0" meta:object-count="0" meta:page-count="1" meta:paragraph-count="6" meta:word-count="13" meta:character-count="60" meta:non-whitespace-character-count="53"/>
    <meta:generator>LibreOffice/6.4.7.2$Linux_X86_64 LibreOffice_project/40$Build-2</meta:generator>
  </office:meta>
</office:document-meta>
</file>